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100000053D8E08D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FreeMono" svg:font-family="FreeMono" style:font-adornments="Normal" style:font-family-generic="modern" style:font-pitch="fixed"/>
    <style:font-face style:name="ae_Cortoba" svg:font-family="ae_Cortoba" style:font-adornments="Regular" style:font-pitch="variable"/>
    <style:font-face style:name="DejaVu Sans" svg:font-family="'DejaVu Sans'" style:font-family-generic="system" style:font-pitch="variable"/>
  </office:font-face-decls>
  <office:automatic-styles>
    <style:style style:name="priorities" style:family="table">
      <style:table-properties style:width="16.514cm" fo:margin-left="0.268cm" fo:margin-right="0.217cm" table:align="margins"/>
    </style:style>
    <style:style style:name="priorities.A" style:family="table-column">
      <style:table-column-properties style:column-width="9.058cm" style:rel-column-width="35943*"/>
    </style:style>
    <style:style style:name="priorities.B" style:family="table-column">
      <style:table-column-properties style:column-width="1.757cm" style:rel-column-width="6975*"/>
    </style:style>
    <style:style style:name="priorities.C" style:family="table-column">
      <style:table-column-properties style:column-width="2.295cm" style:rel-column-width="9106*"/>
    </style:style>
    <style:style style:name="priorities.D" style:family="table-column">
      <style:table-column-properties style:column-width="1.75cm" style:rel-column-width="6947*"/>
    </style:style>
    <style:style style:name="priorities.E" style:family="table-column">
      <style:table-column-properties style:column-width="1.655cm" style:rel-column-width="6564*"/>
    </style:style>
    <style:style style:name="priorities.A1" style:family="table-cell">
      <style:table-cell-properties fo:padding="0.097cm" fo:border-left="0.002cm solid #000000" fo:border-right="none" fo:border-top="0.002cm solid #000000" fo:border-bottom="0.002cm solid #000000"/>
    </style:style>
    <style:style style:name="priorities.E1" style:family="table-cell">
      <style:table-cell-properties fo:padding="0.097cm" fo:border="0.002cm solid #000000"/>
    </style:style>
    <style:style style:name="priorities.A2" style:family="table-cell">
      <style:table-cell-properties fo:padding="0.097cm" fo:border-left="0.002cm solid #000000" fo:border-right="none" fo:border-top="none" fo:border-bottom="0.002cm solid #000000"/>
    </style:style>
    <style:style style:name="priorities.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5pt" style:font-size-asian="4.34999990463257pt" style:font-size-complex="5pt"/>
    </style:style>
    <style:style style:name="P3" style:family="paragraph" style:parent-style-name="Footer">
      <style:paragraph-properties fo:text-align="start" style:justify-single-word="false"/>
    </style:style>
    <style:style style:name="P4" style:family="paragraph" style:parent-style-name="PHPreport-code">
      <style:paragraph-properties fo:margin-left="0.494cm" fo:margin-right="0.517cm" fo:text-indent="0.425cm" style:auto-text-indent="false"/>
    </style:style>
    <style:style style:name="P5" style:family="paragraph" style:parent-style-name="Standard">
      <style:text-properties fo:font-size="12pt" fo:font-style="italic" style:font-size-asian="12pt" style:font-style-asian="italic" style:font-size-complex="12pt" style:font-style-complex="italic"/>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list-style-name="L2"/>
    <style:style style:name="P10" style:family="paragraph" style:parent-style-name="Text_20_body" style:list-style-name="L2"/>
    <style:style style:name="P11" style:family="paragraph" style:parent-style-name="PHPreport-paragraph"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HPreport-paragraph">This document is about process install. More info about Phperport is into its website: <text:a xlink:type="simple" xlink:href="http://community.igalia.com/twiki/bin/view/PhpReport/">http://community.igalia.com/twiki/bin/view/PhpReport/</text:a></text:p>
      <text:h text:style-name="PHPreport-title" text:outline-level="2">Download, build and install Phpreport package from cvs </text:h>
      <text:p text:style-name="PHPreport-paragraph">With recipe below you can download phpreport code, build it and start install process. Once process start, you will be answer about some aspects configuration with Dialog menu.</text:p>
      <text:p text:style-name="P4">cvs -d :pserver:anonymous@cvs.igalia.com:/var/publiccvs export -r PHPREPORT_1_5 phpreport</text:p>
      <text:p text:style-name="P4">mv phpreport phpreport-1.5</text:p>
      <text:p text:style-name="P4">cd phpreport-1.5</text:p>
      <text:p text:style-name="P4">dpkg-buildpackage -rfakeroot -us -uc</text:p>
      <text:p text:style-name="P4">cd ..</text:p>
      <text:p text:style-name="P4">sudo dpkg -i phpreport_1.5_i386.deb</text:p>
      <text:h text:style-name="PHPreport-title" text:outline-level="2">Reconfigure Phpreport package</text:h>
      <text:p text:style-name="PHPreport-paragraph">If you want control install process you can tip into shell</text:p>
      <text:p text:style-name="PHPreport-code">sudo dpkg-reconfigure -p <text:span text:style-name="Emphasis">your_priority_favourite_level</text:span> phpreport</text:p>
      <text:p text:style-name="PHPreport-paragraph">Your_priority_favourite_level = {low | medium | high | critical}</text:p>
      <text:p text:style-name="PHPreport-paragraph">Code above start reconfigure process with priority what you want. Different priorities show different cuestions into Dialog menu as goes into table below:</text:p>
      <table:table table:name="priorities" table:style-name="priorities">
        <table:table-column table:style-name="priorities.A"/>
        <table:table-column table:style-name="priorities.B"/>
        <table:table-column table:style-name="priorities.C"/>
        <table:table-column table:style-name="priorities.D"/>
        <table:table-column table:style-name="priorities.E"/>
        <table:table-row>
          <table:table-cell table:style-name="priorities.A1" office:value-type="string">
            <text:p text:style-name="P7">Priority</text:p>
          </table:table-cell>
          <table:table-cell table:style-name="priorities.A1" office:value-type="string">
            <text:p text:style-name="P6">Low</text:p>
          </table:table-cell>
          <table:table-cell table:style-name="priorities.A1" office:value-type="string">
            <text:p text:style-name="P6">Medium</text:p>
          </table:table-cell>
          <table:table-cell table:style-name="priorities.A1" office:value-type="string">
            <text:p text:style-name="P6">High</text:p>
          </table:table-cell>
          <table:table-cell table:style-name="priorities.E1" office:value-type="string">
            <text:p text:style-name="P6">Critical</text:p>
          </table:table-cell>
        </table:table-row>
        <table:table-row>
          <table:table-cell table:style-name="priorities.A2" office:value-type="string">
            <text:p text:style-name="P5">Conection method (socket unix, tcp/ip, tcp/ip +ssl)</text:p>
          </table:table-cell>
          <table:table-cell table:style-name="priorities.A2" office:value-type="string">
            <text:p text:style-name="P8">X</text:p>
          </table:table-cell>
          <table:table-cell table:style-name="priorities.A2" office:value-type="string">
            <text:p text:style-name="P8">-</text:p>
          </table:table-cell>
          <table:table-cell table:style-name="priorities.A2" office:value-type="string">
            <text:p text:style-name="P8">-</text:p>
          </table:table-cell>
          <table:table-cell table:style-name="priorities.E2" office:value-type="string">
            <text:p text:style-name="P8">-</text:p>
          </table:table-cell>
        </table:table-row>
        <table:table-row>
          <table:table-cell table:style-name="priorities.A2" office:value-type="string">
            <text:p text:style-name="P5">Admin Autentication Method (ident/password)</text:p>
          </table:table-cell>
          <table:table-cell table:style-name="priorities.A2" office:value-type="string">
            <text:p text:style-name="P8">X</text:p>
          </table:table-cell>
          <table:table-cell table:style-name="priorities.A2" office:value-type="string">
            <text:p text:style-name="P8">-</text:p>
          </table:table-cell>
          <table:table-cell table:style-name="priorities.A2" office:value-type="string">
            <text:p text:style-name="P8">-</text:p>
          </table:table-cell>
          <table:table-cell table:style-name="priorities.E2" office:value-type="string">
            <text:p text:style-name="P8">-</text:p>
          </table:table-cell>
        </table:table-row>
        <table:table-row>
          <table:table-cell table:style-name="priorities.A2" office:value-type="string">
            <text:p text:style-name="P5">User Autentication Method (ident/password)</text:p>
          </table:table-cell>
          <table:table-cell table:style-name="priorities.A2" office:value-type="string">
            <text:p text:style-name="P8">X</text:p>
          </table:table-cell>
          <table:table-cell table:style-name="priorities.A2" office:value-type="string">
            <text:p text:style-name="P8">X</text:p>
          </table:table-cell>
          <table:table-cell table:style-name="priorities.A2" office:value-type="string">
            <text:p text:style-name="P8">-</text:p>
          </table:table-cell>
          <table:table-cell table:style-name="priorities.E2" office:value-type="string">
            <text:p text:style-name="P8">-</text:p>
          </table:table-cell>
        </table:table-row>
        <table:table-row>
          <table:table-cell table:style-name="priorities.A2" office:value-type="string">
            <text:p text:style-name="P5">Database Admin Name (for postgres database)</text:p>
          </table:table-cell>
          <table:table-cell table:style-name="priorities.A2" office:value-type="string">
            <text:p text:style-name="P8">X</text:p>
          </table:table-cell>
          <table:table-cell table:style-name="priorities.A2" office:value-type="string">
            <text:p text:style-name="P8">-</text:p>
          </table:table-cell>
          <table:table-cell table:style-name="priorities.A2" office:value-type="string">
            <text:p text:style-name="P8">-</text:p>
          </table:table-cell>
          <table:table-cell table:style-name="priorities.E2" office:value-type="string">
            <text:p text:style-name="P8">-</text:p>
          </table:table-cell>
        </table:table-row>
        <table:table-row>
          <table:table-cell table:style-name="priorities.A2" office:value-type="string">
            <text:p text:style-name="P5">Database User Name (for your package)</text:p>
          </table:table-cell>
          <table:table-cell table:style-name="priorities.A2" office:value-type="string">
            <text:p text:style-name="P8">X</text:p>
          </table:table-cell>
          <table:table-cell table:style-name="priorities.A2" office:value-type="string">
            <text:p text:style-name="P8">-</text:p>
          </table:table-cell>
          <table:table-cell table:style-name="priorities.A2" office:value-type="string">
            <text:p text:style-name="P8">-</text:p>
          </table:table-cell>
          <table:table-cell table:style-name="priorities.E2" office:value-type="string">
            <text:p text:style-name="P8">-</text:p>
          </table:table-cell>
        </table:table-row>
        <table:table-row>
          <table:table-cell table:style-name="priorities.A2" office:value-type="string">
            <text:p text:style-name="P5">Password (for you database package)</text:p>
          </table:table-cell>
          <table:table-cell table:style-name="priorities.A2" office:value-type="string">
            <text:p text:style-name="P8">X</text:p>
          </table:table-cell>
          <table:table-cell table:style-name="priorities.A2" office:value-type="string">
            <text:p text:style-name="P8">X</text:p>
          </table:table-cell>
          <table:table-cell table:style-name="priorities.A2" office:value-type="string">
            <text:p text:style-name="P8">X</text:p>
          </table:table-cell>
          <table:table-cell table:style-name="priorities.E2" office:value-type="string">
            <text:p text:style-name="P8">-</text:p>
          </table:table-cell>
        </table:table-row>
        <table:table-row>
          <table:table-cell table:style-name="priorities.A2" office:value-type="string">
            <text:p text:style-name="P5">Database Name (for you package)</text:p>
          </table:table-cell>
          <table:table-cell table:style-name="priorities.A2" office:value-type="string">
            <text:p text:style-name="P8">X</text:p>
          </table:table-cell>
          <table:table-cell table:style-name="priorities.A2" office:value-type="string">
            <text:p text:style-name="P8">-</text:p>
          </table:table-cell>
          <table:table-cell table:style-name="priorities.A2" office:value-type="string">
            <text:p text:style-name="P8">-</text:p>
          </table:table-cell>
          <table:table-cell table:style-name="priorities.E2" office:value-type="string">
            <text:p text:style-name="P8">-</text:p>
          </table:table-cell>
        </table:table-row>
      </table:table>
      <text:h text:style-name="PHPreport-title" text:outline-level="2"/>
      <text:h text:style-name="PHPreport-title" text:outline-level="2">Download and install Phpreport manually</text:h>
      <text:p text:style-name="PHPreport-paragraph">If you want install Phpreport manually, you can download code from cvs:</text:p>
      <text:p text:style-name="P4">cvs -d :pserver:anonymous@cvs.igalia.com:/var/publiccvs export -r PHPREPORT_1_5 phpreport</text:p>
      <text:p text:style-name="P4">mv phpreport phpreport-1.5</text:p>
      <text:p text:style-name="P4">cd phpreport-1.5</text:p>
      <text:p text:style-name="P4">dpkg-buildpackage -rfakeroot -us -uc</text:p>
      <text:p text:style-name="P4">cd ..</text:p>
      <text:p text:style-name="PHPreport-paragraph">Onde you had downloaded code, you can configure your environment in order to work with Phpreport. You can view more info about into Phpreport website: <text:a xlink:type="simple" xlink:href="http://community.igalia.com/twiki/bin/view/PhpReport/">http://community.igalia.com/twiki/bin/view/PhpReport/</text:a></text:p>
      <text:h text:style-name="PHPreport-title" text:outline-level="2">Phpreport graphics: phplot library</text:h>
      <text:p text:style-name="PHPreport-paragraph">Into phpreport website (04Oct2007 and 15Oct2007) you can read about some problems that we had: <text:a xlink:type="simple" xlink:href="https://community.igalia.com/twiki/bin/view/PhpReport/ReleasingAndPromotion2007Story">http://community.igalia.com/twiki/bin/view/PhpReport/ReleasingAndPromotion2007Story</text:a></text:p>
      <text:p text:style-name="PHPreport-paragraph">If you use Ubuntu distribution , it's posible have same problem (we had problems with feisty, it's posible gutsy and next you haven't problems with phplot). You have several options:</text:p>
      <text:list text:style-name="L1">
        <text:list-item>
          <text:p text:style-name="P11">Apply <text:a xlink:type="simple" xlink:href="http://sourceforge.net/tracker/index.php?func=detail&amp;aid=1807476&amp;group_id=14653&amp;atid=114653">our easy patch</text:a> (download file and into /tmp/phplot.php.diff and executed this code)</text:p>
        </text:list-item>
      </text:list>
      <text:p text:style-name="PHPreport-code">cd /usr/share/phplot</text:p>
      <text:p text:style-name="PHPreport-code">cp -a phplot.php phplot.bak.php</text:p>
      <text:p text:style-name="PHPreport-code">patch -p0 phplot.php &lt; /tmp/phplot.php.diff</text:p>
      <text:list text:style-name="L2">
        <text:list-item>
          <text:p text:style-name="P9">Apply <text:a xlink:type="simple" xlink:href="https://bugs.launchpad.net/ubuntu/+source/libphp-phplot/+bug/127325">ubuntu patch</text:a></text:p>
        </text:list-item>
        <text:list-item>
          <text:p text:style-name="P9">Apply any patch. Just if you don't want to worry about patching and rebuilding packages, the complete and patched phplot.php file is provided into phpreport package (view doc directory). You can use just putting it at /usr/share/phplo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FreeMono" svg:font-family="FreeMono" style:font-adornments="Normal" style:font-family-generic="modern" style:font-pitch="fixed"/>
    <style:font-face style:name="ae_Cortoba" svg:font-family="ae_Cortoba" style:font-adornments="Regular"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transparent" fo:padding="0.049cm" fo:border="0.018cm solid #000000" style:shadow="none">
        <style:background-image/>
      </style:paragraph-properties>
      <style:text-properties style:font-name="FreeMono" fo:font-size="8pt" style:font-name-asian="DejaVu Sans Mono" style:font-size-asian="10pt" style:font-name-complex="DejaVu Sans Mono" style:font-size-complex="10pt"/>
    </style:style>
    <style:style style:name="PHPreport-title" style:family="paragraph" style:master-page-name="" style:default-outline-level="2">
      <style:paragraph-properties fo:margin-left="0.3cm" fo:margin-right="0cm" fo:margin-top="0.6cm" fo:margin-bottom="0.499cm" fo:text-indent="0cm" style:auto-text-indent="false" fo:background-color="transparent" style:shadow="none" text:number-lines="true" text:line-number="0">
        <style:background-image/>
      </style:paragraph-properties>
      <style:text-properties fo:text-transform="uppercase" fo:font-weight="bold"/>
    </style:style>
    <style:style style:name="PHpreport-subtitle" style:family="paragraph" style:default-outline-level="3">
      <style:text-properties fo:text-transform="capitalize" fo:font-weight="bold"/>
    </style:style>
    <style:style style:name="PHPreport-paragraph" style:family="paragraph" style:auto-update="true" style:master-page-name="">
      <style:paragraph-properties fo:margin-top="0.199cm" fo:margin-bottom="0.199cm" fo:text-align="justify" style:justify-single-word="false" style:register-true="true" fo:background-color="transparent" style:shadow="none">
        <style:tab-stops/>
        <style:background-image/>
      </style:paragraph-properties>
      <style:text-properties fo:font-size="12pt" style:text-underline-style="none" fo:font-weight="normal" style:font-size-asian="12pt" style:font-weight-asian="normal" style:font-size-complex="12pt" style:font-weight-complex="normal"/>
    </style:style>
    <style:style style:name="PHPreport-newpage" style:family="paragraph" style:parent-style-name="User_20_Index_20_Heading" style:master-page-name="" style:default-outline-level="1">
      <style:paragraph-properties fo:margin-left="0.3cm" fo:margin-right="0cm" fo:margin-top="0.22cm" fo:margin-bottom="0.31cm" fo:text-indent="0cm" style:auto-text-indent="false" fo:break-before="page" fo:background-color="transparent" style:shadow="none" text:number-lines="true" text:line-number="0">
        <style:tab-stops/>
        <style:background-image/>
      </style:paragraph-properties>
      <style:text-properties fo:text-transform="uppercase" fo:font-weight="bold"/>
    </style:style>
    <style:style style:name="PHPreport-metastyle" style:family="paragraph">
      <style:paragraph-properties fo:background-color="transparent">
        <style:background-image/>
      </style:paragraph-properties>
      <style:map style:condition="table-header()" style:apply-style-name="PHPreport-paragraph"/>
      <style:map style:condition="table()" style:apply-style-name="PHPreport-tfiles"/>
    </style:style>
    <style:style style:name="PHPreport-tfiles" style:family="paragraph" style:master-page-name="">
      <style:paragraph-properties fo:background-color="#99ccff" fo:padding="0.15cm" fo:border="0.018cm solid #ffffff" style:shadow="none" style:join-border="false">
        <style:tab-stops/>
        <style:background-image/>
      </style:paragraph-properties>
    </style:style>
    <style:style style:name="PHPreport-table" style:family="paragraph" style:parent-style-name="PHPreport-metastyle" style:master-page-name="">
      <style:paragraph-properties fo:background-color="transparent" fo:padding="0.15cm" fo:border="0.035cm solid #000000" style:shadow="none">
        <style:tab-stops/>
        <style:background-image/>
      </style:paragraph-properties>
      <style:map style:condition="table-header()" style:apply-style-name="PHPreport-thead"/>
      <style:map style:condition="table()" style:apply-style-name="PHPreport-tfiles"/>
    </style:style>
    <style:style style:name="PHPreport-thead" style:family="paragraph">
      <style:paragraph-properties fo:text-align="center" style:justify-single-word="false" fo:background-color="#23b8dc" fo:padding="0.15cm" fo:border="0.035cm solid #ffffff" style:shadow="none" style:vertical-align="middle">
        <style:tab-stops/>
        <style:background-image/>
      </style:paragraph-properties>
      <style:text-properties fo:text-transform="uppercase" fo:font-weight="bold"/>
    </style:style>
    <style:style style:name="PHPreport-code" style:family="paragraph" style:master-page-name="">
      <style:paragraph-properties fo:margin-left="0.499cm" fo:margin-right="0.499cm" fo:margin-top="0cm" fo:margin-bottom="0cm" fo:text-indent="0cm" style:auto-text-indent="false" fo:background-color="#4c4c4c" fo:padding="0.25cm" fo:border="0.018cm solid #4c4c4c" style:shadow="none">
        <style:tab-stops/>
        <style:background-image/>
      </style:paragraph-properties>
      <style:text-properties fo:color="#ffffff" style:font-name="FreeMono"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User_20_Entry" style:display-name="User Entry"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PHPreport-mini" style:family="text">
      <style:text-properties style:font-name="ae_Cortoba" fo:font-size="9pt" fo:font-style="italic" fo:background-color="transparent"/>
    </style:style>
    <style:style style:name="PHPreport-index" style:family="text">
      <style:text-properties fo:color="#4c4c4c" fo:font-size="10pt"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PHPreport-queries">
      <text:list-level-style-number text:level="1" text:style-name="Numbering_20_Symbols" style:num-prefix="Q" style:num-suffix=". " style:num-format="1">
        <style:list-level-properties text:space-before="0.635cm" text:min-label-width="0.635cm" text:min-label-distance="0.199cm"/>
      </text:list-level-style-number>
      <text:list-level-style-number text:level="2" text:style-name="Numbering_20_Symbols" style:num-prefix="Q" style:num-suffix=". " style:num-format="1">
        <style:list-level-properties text:space-before="1.27cm" text:min-label-width="0.635cm" text:min-label-distance="0.199cm"/>
      </text:list-level-style-number>
      <text:list-level-style-number text:level="3" text:style-name="Numbering_20_Symbols" style:num-prefix="Q" style:num-suffix=". " style:num-format="1">
        <style:list-level-properties text:space-before="1.905cm" text:min-label-width="0.635cm" text:min-label-distance="0.199cm"/>
      </text:list-level-style-number>
      <text:list-level-style-number text:level="4" text:style-name="Numbering_20_Symbols" style:num-prefix="Q" style:num-suffix=". " style:num-format="1">
        <style:list-level-properties text:space-before="2.54cm" text:min-label-width="0.635cm" text:min-label-distance="0.199cm"/>
      </text:list-level-style-number>
      <text:list-level-style-number text:level="5" text:style-name="Numbering_20_Symbols" style:num-prefix="Q" style:num-suffix=". " style:num-format="1">
        <style:list-level-properties text:space-before="3.175cm" text:min-label-width="0.635cm" text:min-label-distance="0.199cm"/>
      </text:list-level-style-number>
      <text:list-level-style-number text:level="6" text:style-name="Numbering_20_Symbols" style:num-prefix="Q" style:num-suffix=". " style:num-format="1">
        <style:list-level-properties text:space-before="3.81cm" text:min-label-width="0.635cm" text:min-label-distance="0.199cm"/>
      </text:list-level-style-number>
      <text:list-level-style-number text:level="7" text:style-name="Numbering_20_Symbols" style:num-prefix="Q" style:num-suffix=". " style:num-format="1">
        <style:list-level-properties text:space-before="4.445cm" text:min-label-width="0.635cm" text:min-label-distance="0.199cm"/>
      </text:list-level-style-number>
      <text:list-level-style-number text:level="8" text:style-name="Numbering_20_Symbols" style:num-prefix="Q" style:num-suffix=". " style:num-format="1">
        <style:list-level-properties text:space-before="5.08cm" text:min-label-width="0.635cm" text:min-label-distance="0.199cm"/>
      </text:list-level-style-number>
      <text:list-level-style-number text:level="9" text:style-name="Numbering_20_Symbols" style:num-prefix="Q" style:num-suffix=". " style:num-format="1">
        <style:list-level-properties text:space-before="5.715cm" text:min-label-width="0.635cm" text:min-label-distance="0.199cm"/>
      </text:list-level-style-number>
      <text:list-level-style-number text:level="10" text:style-name="Numbering_20_Symbols" style:num-prefix="Q" style:num-suffix=". " style:num-format="1">
        <style:list-level-properties text:space-before="6.35cm" text:min-label-width="0.635cm" text:min-label-distance="0.199cm"/>
      </text:list-level-style-number>
    </text:list-style>
    <text:list-style style:name="Untitled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PHPreport-reports">
      <text:list-level-style-number text:level="1" style:num-prefix="R" style:num-suffix="." style:num-format="1">
        <style:list-level-properties text:space-before="0.64cm" text:min-label-width="0.635cm" text:min-label-distance="0.199cm"/>
      </text:list-level-style-number>
      <text:list-level-style-number text:level="2" style:num-prefix="R" style:num-suffix="." style:num-format="1">
        <style:list-level-properties text:space-before="1.281cm" text:min-label-width="0.635cm" text:min-label-distance="0.199cm"/>
      </text:list-level-style-number>
      <text:list-level-style-number text:level="3" style:num-prefix="R" style:num-suffix="." style:num-format="1">
        <style:list-level-properties text:space-before="1.921cm" text:min-label-width="0.635cm" text:min-label-distance="0.199cm"/>
      </text:list-level-style-number>
      <text:list-level-style-number text:level="4" style:num-prefix="R" style:num-suffix="." style:num-format="1">
        <style:list-level-properties text:space-before="2.561cm" text:min-label-width="0.635cm" text:min-label-distance="0.199cm"/>
      </text:list-level-style-number>
      <text:list-level-style-number text:level="5" style:num-prefix="R" style:num-suffix="." style:num-format="1">
        <style:list-level-properties text:space-before="3.201cm" text:min-label-width="0.635cm" text:min-label-distance="0.199cm"/>
      </text:list-level-style-number>
      <text:list-level-style-number text:level="6" style:num-prefix="R" style:num-suffix="." style:num-format="1">
        <style:list-level-properties text:space-before="3.842cm" text:min-label-width="0.635cm" text:min-label-distance="0.199cm"/>
      </text:list-level-style-number>
      <text:list-level-style-number text:level="7" style:num-prefix="R" style:num-suffix="." style:num-format="1">
        <style:list-level-properties text:space-before="4.482cm" text:min-label-width="0.635cm" text:min-label-distance="0.199cm"/>
      </text:list-level-style-number>
      <text:list-level-style-number text:level="8" style:num-prefix="R" style:num-suffix="." style:num-format="1">
        <style:list-level-properties text:space-before="5.122cm" text:min-label-width="0.635cm" text:min-label-distance="0.199cm"/>
      </text:list-level-style-number>
      <text:list-level-style-number text:level="9" style:num-prefix="R" style:num-suffix="." style:num-format="1">
        <style:list-level-properties text:space-before="5.763cm" text:min-label-width="0.635cm" text:min-label-distance="0.199cm"/>
      </text:list-level-style-number>
      <text:list-level-style-number text:level="10" style:num-prefix="R" style:num-suffix="." style:num-format="1">
        <style:list-level-properties text:space-before="6.403cm" text:min-label-width="0.635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5pt" style:font-size-asian="4.34999990463257pt" style:font-size-complex="5pt"/>
    </style:style>
    <style:style style:name="P3" style:family="paragraph" style:parent-style-name="Footer">
      <style:paragraph-properties fo:text-align="start" style:justify-single-word="false"/>
    </style:style>
    <style:style style:name="T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phics1" text:anchor-type="paragraph" svg:x="0.041cm" svg:y="-0.45cm" svg:width="3.762cm" svg:height="1.552cm" draw:z-index="1"><draw:image xlink:href="Pictures/10000000000000D100000053D8E08D47.png" xlink:type="simple" xlink:show="embed" xlink:actuate="onLoad"/></draw:frame>Install Manual - PHPreport 1.5</text:p>
        <text:p text:style-name="P1"><text:a xlink:type="simple" xlink:href="http://community.igalia.com/twiki/bin/view/PhpReport/">http://community.igalia.com/twiki/bin/view/PhpReport/</text:a></text:p>
        <text:p text:style-name="P2"/>
      </style:header>
      <style:footer>
        <text:p text:style-name="P3"><text:tab/><text:tab/><text:page-number text:select-page="current">1</text:page-number></text:p>
      </style:footer>
    </style:master-page>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ndres Maneiro</meta:initial-creator>
    <meta:creation-date>2007-07-02T13:22:38</meta:creation-date>
    <dc:creator>Andres Maneiro</dc:creator>
    <dc:date>2007-10-15T13:17:36</dc:date>
    <dc:language>es-ES</dc:language>
    <meta:editing-cycles>195</meta:editing-cycles>
    <meta:editing-duration>P1DT19H37M44S</meta:editing-duration>
    <meta:user-defined meta:name="Info 1"/>
    <meta:user-defined meta:name="Info 2"/>
    <meta:user-defined meta:name="Info 3"/>
    <meta:user-defined meta:name="Info 4"/>
    <meta:document-statistic meta:table-count="1" meta:image-count="1" meta:object-count="0" meta:page-count="2" meta:paragraph-count="74" meta:word-count="407" meta:character-count="2690"/>
  </office:meta>
</office:document-meta>
</file>